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table:number-columns-repeated="2"/>
          <table:table-cell table:formula="of:=SUM([.B2:.F2])" office:value-type="float" office:value="18800">
            <text:p>18800</text:p>
          </table:table-cell>
          <table:table-cell table:style-name="ce8" table:formula="of:=SUM([.B21:.F21])" office:value-type="float" office:value="1083.33333333333">
            <text:p>1083.3333333333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5"/>
          <table:table-cell table:style-name="ce8" table:formula="of:=SUM([.B21:.F21])" office:value-type="float" office:value="1083.33333333333">
            <text:p>1083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1083.33333333333">
            <text:p>1083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1083.33333333333">
            <text:p>1083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1:.F21])" office:value-type="float" office:value="1083.33333333333">
            <text:p>1083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1083.33333333333">
            <text:p>1083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;[.D21];[.E21])" office:value-type="float" office:value="753.921568627451">
            <text:p>753.9215686275</text:p>
          </table:table-cell>
          <table:table-cell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083.33333333333">
            <text:p>1083.3333333333</text:p>
          </table:table-cell>
          <table:table-cell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4"/>
          <table:table-cell table:formula="of:=SUM([.B21:.F21])" office:value-type="float" office:value="1083.33333333333">
            <text:p>1083.3333333333</text:p>
          </table:table-cell>
          <table:table-cell office:value-type="string">
            <text:p>Հասմիկ Դ․</text:p>
          </table:table-cell>
          <table:table-cell office:value-type="string">
            <text:p>6000(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21];[.C21];[.F21])" office:value-type="float" office:value="700">
            <text:p>70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21:.F21])" office:value-type="float" office:value="1083.33333333333">
            <text:p>1083.3333333333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rman</text:p>
          </table:table-cell>
          <table:table-cell table:style-name="Default"/>
          <table:table-cell table:formula="of:=SUM([.B21];[.D21];[.E21];[.F21])" office:value-type="float" office:value="753.921568627451">
            <text:p>753.921568627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1083.33333333333">
            <text:p>1083.333333333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1083.33333333333">
            <text:p>1083.3333333333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E21])" office:value-type="float" office:value="1083.33333333333">
            <text:p>1083.3333333333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1083.33333333333">
            <text:p>1083.3333333333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1083.33333333333">
            <text:p>1083.3333333333</text:p>
          </table:table-cell>
          <table:table-cell table:style-name="ce8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1083.33333333333">
            <text:p>1083.3333333333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8" office:value-type="float" office:value="383.333333333333">
            <text:p>383.3333333333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 table:style-name="Default"/>
          <table:table-cell table:style-name="ce2" table:formula="of:=SUM([.H2:.H20])" office:value-type="float" office:value="18457.8431372549">
            <text:p>18457.8431372549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11/04/2015</text:date>, <text:time>11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4T11:24:02</dc:date>
    <meta:editing-duration>P2DT55M28S</meta:editing-duration>
    <meta:editing-cycles>1110</meta:editing-cycles>
    <meta:generator>OpenOffice/4.1.1$Unix OpenOffice.org_project/411m6$Build-9775</meta:generator>
    <dc:creator>employee employee</dc:creator>
    <meta:document-statistic meta:table-count="9" meta:cell-count="2621" meta:object-count="0"/>
  </office:meta>
</office:document-meta>
</file>